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erif SC" svg:font-family="Source Han Serif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SC" svg:font-family="Source Han Sans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2" style:parent-style-name="Standard" style:family="paragraph">
      <style:text-properties style:font-name="Calibri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T5" style:parent-style-name="Standardskrifttypeiafsnit" style:family="text">
      <style:text-properties style:font-name="Calibri"/>
    </style:style>
    <style:style style:name="T6" style:parent-style-name="Standardskrifttypeiafsnit" style:family="text">
      <style:text-properties style:font-name="Calibri"/>
    </style:style>
    <style:style style:name="T7" style:parent-style-name="Standardskrifttypeiafsnit" style:family="text">
      <style:text-properties fo:language="da" fo:country="DK"/>
    </style:style>
    <style:style style:name="T8" style:parent-style-name="Kommentarhenvisning" style:family="text">
      <style:text-properties style:font-name-complex="Mangal"/>
    </style:style>
    <style:style style:name="T9" style:parent-style-name="Standardskrifttypeiafsnit" style:family="text">
      <style:text-properties style:font-name="Calibri"/>
    </style:style>
    <style:style style:name="T10" style:parent-style-name="Standardskrifttypeiafsnit" style:family="text">
      <style:text-properties style:font-name="Calibri"/>
    </style:style>
    <style:style style:name="T11" style:parent-style-name="Standardskrifttypeiafsnit" style:family="text">
      <style:text-properties style:font-name="Calibri"/>
    </style:style>
    <style:style style:name="T12" style:parent-style-name="Standardskrifttypeiafsnit" style:family="text">
      <style:text-properties fo:language="da" fo:country="DK"/>
    </style:style>
    <style:style style:name="T13" style:parent-style-name="Kommentarhenvisning" style:family="text">
      <style:text-properties style:font-name-complex="Mangal"/>
    </style:style>
    <style:style style:name="T14" style:parent-style-name="Standardskrifttypeiafsnit" style:family="text">
      <style:text-properties style:font-name="Calibri"/>
    </style:style>
    <style:style style:name="P15" style:parent-style-name="Standard" style:family="paragraph">
      <style:text-properties style:font-name="Calibri"/>
    </style:style>
    <style:style style:name="T16" style:parent-style-name="Standardskrifttypeiafsnit" style:family="text">
      <style:text-properties style:font-name="Calibri"/>
    </style:style>
    <style:style style:name="T17" style:parent-style-name="Standardskrifttypeiafsnit" style:family="text">
      <style:text-properties style:font-name="Calibri"/>
    </style:style>
    <style:style style:name="T18" style:parent-style-name="Standardskrifttypeiafsnit" style:family="text">
      <style:text-properties fo:language="da" fo:country="DK"/>
    </style:style>
    <style:style style:name="T19" style:parent-style-name="Kommentarhenvisning" style:family="text">
      <style:text-properties style:font-name-complex="Mangal"/>
    </style:style>
    <style:style style:name="T20" style:parent-style-name="Standardskrifttypeiafsnit" style:family="text">
      <style:text-properties style:font-name="Calibri"/>
    </style:style>
    <style:style style:name="P21" style:parent-style-name="Standard" style:family="paragraph">
      <style:text-properties style:font-name="Calibri"/>
    </style:style>
    <style:style style:name="P22" style:parent-style-name="Standard" style:family="paragraph">
      <style:text-properties style:font-name="Calibri"/>
    </style:style>
    <style:style style:name="T23" style:parent-style-name="Standardskrifttypeiafsnit" style:family="text">
      <style:text-properties style:font-name="Calibri"/>
    </style:style>
    <style:style style:name="T24" style:parent-style-name="Standardskrifttypeiafsnit" style:family="text">
      <style:text-properties fo:language="da" fo:country="DK"/>
    </style:style>
    <style:style style:name="T25" style:parent-style-name="Kommentarhenvisning" style:family="text">
      <style:text-properties style:font-name-complex="Mangal"/>
    </style:style>
    <style:style style:name="T26" style:parent-style-name="Standardskrifttypeiafsnit" style:family="text">
      <style:text-properties style:font-name="Calibri"/>
    </style:style>
    <style:style style:name="T27" style:parent-style-name="Standardskrifttypeiafsnit" style:family="text">
      <style:text-properties style:font-name="Calibri"/>
    </style:style>
    <style:style style:name="T28" style:parent-style-name="Standardskrifttypeiafsnit" style:family="text">
      <style:text-properties style:font-name="Calibri"/>
    </style:style>
    <style:style style:name="T29" style:parent-style-name="Standardskrifttypeiafsnit" style:family="text">
      <style:text-properties fo:language="da" fo:country="DK"/>
    </style:style>
    <style:style style:name="T30" style:parent-style-name="Kommentarhenvisning" style:family="text">
      <style:text-properties style:font-name-complex="Mangal"/>
    </style:style>
    <style:style style:name="T31" style:parent-style-name="Standardskrifttypeiafsnit" style:family="text">
      <style:text-properties style:font-name="Calibri"/>
    </style:style>
    <style:style style:name="P32" style:parent-style-name="Standard" style:family="paragraph">
      <style:text-properties style:font-name="Calibri"/>
    </style:style>
    <style:style style:name="T33" style:parent-style-name="Standardskrifttypeiafsnit" style:family="text">
      <style:text-properties style:font-name="Calibri"/>
    </style:style>
    <style:style style:name="T34" style:parent-style-name="Standardskrifttypeiafsnit" style:family="text">
      <style:text-properties style:font-name="Calibri"/>
    </style:style>
    <style:style style:name="T35" style:parent-style-name="Standardskrifttypeiafsnit" style:family="text">
      <style:text-properties style:font-name="Calibri"/>
    </style:style>
    <style:style style:name="T36" style:parent-style-name="Standardskrifttypeiafsnit" style:family="text">
      <style:text-properties fo:language="da" fo:country="DK"/>
    </style:style>
    <style:style style:name="T37" style:parent-style-name="Standardskrifttypeiafsnit" style:family="text">
      <style:text-properties style:font-name="Wingdings" style:font-name-asian="Wingdings" style:font-name-complex="Wingdings" fo:language="da" fo:country="DK"/>
    </style:style>
    <style:style style:name="T38" style:parent-style-name="Kommentarhenvisning" style:family="text">
      <style:text-properties style:font-name-complex="Mangal"/>
    </style:style>
    <style:style style:name="T39" style:parent-style-name="Standardskrifttypeiafsnit" style:family="text">
      <style:text-properties style:font-name="Calibri"/>
    </style:style>
    <style:style style:name="T40" style:parent-style-name="Standardskrifttypeiafsnit" style:family="text">
      <style:text-properties style:font-name="Calibri"/>
    </style:style>
    <style:style style:name="T41" style:parent-style-name="Standardskrifttypeiafsnit" style:family="text">
      <style:text-properties fo:language="da" fo:country="DK"/>
    </style:style>
    <style:style style:name="T42" style:parent-style-name="Kommentarhenvisning" style:family="text">
      <style:text-properties style:font-name-complex="Mangal"/>
    </style:style>
    <style:style style:name="T43" style:parent-style-name="Standardskrifttypeiafsnit" style:family="text">
      <style:text-properties style:font-name="Calibri"/>
    </style:style>
    <style:style style:name="P44" style:parent-style-name="Standard" style:family="paragraph">
      <style:text-properties style:font-name="Calibri"/>
    </style:style>
    <style:style style:name="T45" style:parent-style-name="Standardskrifttypeiafsnit" style:family="text">
      <style:text-properties style:font-name="Calibri"/>
    </style:style>
    <style:style style:name="T46" style:parent-style-name="Standardskrifttypeiafsnit" style:family="text">
      <style:text-properties style:font-name="Calibri"/>
    </style:style>
    <style:style style:name="T47" style:parent-style-name="Standardskrifttypeiafsnit" style:family="text">
      <style:text-properties fo:language="en" fo:country="US"/>
    </style:style>
    <style:style style:name="T48" style:parent-style-name="Kommentarhenvisning" style:family="text">
      <style:text-properties style:font-name-complex="Mangal"/>
    </style:style>
    <style:style style:name="T49" style:parent-style-name="Standardskrifttypeiafsnit" style:family="text">
      <style:text-properties style:font-name="Calibri"/>
    </style:style>
    <style:style style:name="T50" style:parent-style-name="Standardskrifttypeiafsnit" style:family="text">
      <style:text-properties style:font-name="Calibri"/>
    </style:style>
    <style:style style:name="T51" style:parent-style-name="Standardskrifttypeiafsnit" style:family="text">
      <style:text-properties fo:language="da" fo:country="DK"/>
    </style:style>
    <style:style style:name="T52" style:parent-style-name="Kommentarhenvisning" style:family="text">
      <style:text-properties style:font-name-complex="Mangal"/>
    </style:style>
    <style:style style:name="T53" style:parent-style-name="Standardskrifttypeiafsnit" style:family="text">
      <style:text-properties style:font-name="Calibri"/>
    </style:style>
    <style:style style:name="P54" style:parent-style-name="Standard" style:family="paragraph">
      <style:text-properties style:font-name="Calibri"/>
    </style:style>
    <style:style style:name="T55" style:parent-style-name="Standardskrifttypeiafsnit" style:family="text">
      <style:text-properties style:font-name="Calibri"/>
    </style:style>
    <style:style style:name="T56" style:parent-style-name="Standardskrifttypeiafsnit" style:family="text">
      <style:text-properties style:font-name="Calibri"/>
    </style:style>
    <style:style style:name="T57" style:parent-style-name="Standardskrifttypeiafsnit" style:family="text">
      <style:text-properties fo:language="da" fo:country="DK"/>
    </style:style>
    <style:style style:name="T58" style:parent-style-name="Kommentarhenvisning" style:family="text">
      <style:text-properties style:font-name-complex="Mangal"/>
    </style:style>
    <style:style style:name="T59" style:parent-style-name="Standardskrifttypeiafsnit" style:family="text">
      <style:text-properties style:font-name="Calibri"/>
    </style:style>
    <style:style style:name="T60" style:parent-style-name="Standardskrifttypeiafsnit" style:family="text">
      <style:text-properties style:font-name="Calibri"/>
    </style:style>
    <style:style style:name="P61" style:parent-style-name="Standard" style:family="paragraph">
      <style:text-properties style:font-name="Calibri"/>
    </style:style>
    <style:style style:name="T62" style:parent-style-name="Standardskrifttypeiafsnit" style:family="text">
      <style:text-properties style:font-name="Calibri" fo:background-color="#FFFF00" fo:language="da" fo:country="DK"/>
    </style:style>
    <style:style style:name="T63" style:parent-style-name="Standardskrifttypeiafsnit" style:family="text">
      <style:text-properties style:font-name="Wingdings" style:font-name-asian="Wingdings" style:font-name-complex="Wingdings" fo:background-color="#FFFF00" fo:language="da" fo:country="DK"/>
    </style:style>
  </office:automatic-styles>
  <office:body>
    <office:text text:use-soft-page-breaks="true">
      <text:p text:style-name="P1">Oscar-film drives 400.000 to sign petition for the pardoning of »criminals«</text:p>
      <text:p text:style-name="P2"/>
      <text:p text:style-name="P3">The oscar-nominated film »The Imitation Game« has kickstarted an enormous petition, which aims to pardon<text:s/>49.000 British homosexuals.</text:p>
      <text:p text:style-name="P4"/>
      <text:p text:style-name="Standard"><text:span text:style-name="T5">As the<text:s/></text:span><text:span text:style-name="T6"><office:annotation office:name="0"><dc:creator>Marianne  Daugaard</dc:creator><dc:date>2022-02-15T19:43:00</dc:date><text:p text:style-name="Kommentartekst"><text:span text:style-name="T7">Egennavn og derfor stort bogstav</text:span></text:p></office:annotation>oscar-</text:span><text:span text:style-name="T8"><office:annotation-end office:name="0"/></text:span><text:span text:style-name="T9">nominated film »The Imitation Game« currently entertains us Danes in the Cinema, it serves a much higher purpose in it’s homeland of Britain, having kickstarted an enormous petition, calling for the pardoning of th</text:span><text:span text:style-name="T10">e 49.000 British people<text:s/></text:span><text:span text:style-name="T11"><office:annotation office:name="1"><dc:creator>Marianne  Daugaard</dc:creator><dc:date>2022-02-15T19:43:00</dc:date><text:p text:style-name="Kommentartekst"><text:span text:style-name="T12">Dette er ikke helt præcist oversat. Underskriftsindsamlingen vil netop have ophævet det kriminelle aspekt<text:s/></text:span></text:p></office:annotation>charged for the crime of homosexuality</text:span><text:span text:style-name="T13"><office:annotation-end office:name="1"/></text:span><text:span text:style-name="T14">.</text:span></text:p>
      <text:p text:style-name="P15"/>
      <text:p text:style-name="Standard"><text:span text:style-name="T16">The film, revolving around the<text:s/></text:span><text:span text:style-name="T17"><office:annotation office:name="2"><dc:creator>Marianne  Daugaard</dc:creator><dc:date>2022-02-15T19:44:00</dc:date><text:p text:style-name="Kommentartekst"><text:span text:style-name="T18">British. Nationalitet skrives med stort begyndelsesbogstav på engelsk</text:span></text:p></office:annotation>british</text:span><text:span text:style-name="T19"><office:annotation-end office:name="2"/></text:span><text:span text:style-name="T20"><text:s/>mathematician Alan Turing, depicts a situation that more than 49.000 homosexual britains have seen themselves in.</text:span></text:p>
      <text:p text:style-name="P21">(...)</text:p>
      <text:p text:style-name="P22"/>
      <text:p text:style-name="Standard"><text:span text:style-name="T23"><office:annotation office:name="3"><dc:creator>Marianne  Daugaard</dc:creator><dc:date>2022-02-15T19:45:00</dc:date><text:p text:style-name="Kommentartekst"><text:span text:style-name="T24">?</text:span></text:p></office:annotation>As it in the 1950’s<text:s/></text:span><text:span text:style-name="T25"><office:annotation-end office:name="3"/></text:span><text:span text:style-name="T26">Great Brita</text:span><text:span text:style-name="T27">in, homosexuality was a crime as per the british laws<text:s/></text:span><text:span text:style-name="T28"><office:annotation office:name="4"><dc:creator>Marianne  Daugaard</dc:creator><dc:date>2022-02-15T19:48:00</dc:date><text:p text:style-name="Kommentartekst"><text:span text:style-name="T29">of</text:span></text:p></office:annotation>revolving around<text:s/></text:span><text:span text:style-name="T30"><office:annotation-end office:name="4"/></text:span><text:span text:style-name="T31">indecency, and as such Alan Turing was charged and subject to punishment by chemical castration, which factored into his suicide in 1954, only two years later.</text:span></text:p>
      <text:p text:style-name="P32"/>
      <text:p text:style-name="Standard"><text:span text:style-name="T33">After his death, he has<text:s/></text:span><text:span text:style-name="T34">been praised for his work and efforts at many occasions,<text:s/></text:span><text:span text:style-name="T35"><office:annotation office:name="5"><dc:creator>Marianne  Daugaard</dc:creator><dc:date>2022-02-15T19:49:00</dc:date><text:p text:style-name="Kommentartekst"><text:span text:style-name="T36">prøv at holde dig mere loyalt til originalteksten. Den er knapt så formel som din oversættelse.<text:s/></text:span><text:span text:style-name="T37"></text:span></text:p></office:annotation>and as such</text:span><text:span text:style-name="T38"><office:annotation-end office:name="5"/></text:span><text:span text:style-name="T39">, Queen Elizabeth decided in 2013 to pardon him<text:s/></text:span><text:span text:style-name="T40"><office:annotation office:name="6"><dc:creator>Marianne  Daugaard</dc:creator><dc:date>2022-02-15T19:49:00</dc:date><text:p text:style-name="Kommentartekst"><text:span text:style-name="T41">ordet kriminel handling optræder ikke i originalteksten</text:span></text:p></office:annotation>for his crime<text:s/></text:span><text:span text:style-name="T42"><office:annotation-end office:name="6"/></text:span><text:span text:style-name="T43">of homosexuality.</text:span></text:p>
      <text:p text:style-name="P44"/>
      <text:p text:style-name="Standard"><text:span text:style-name="T45">However, the 49.000 other people, that just like Alan Turing<text:s/></text:span><text:span text:style-name="T46"><office:annotation office:name="7"><dc:creator>Marianne  Daugaard</dc:creator><dc:date>2022-02-15T19:50:00</dc:date><text:p text:style-name="Kommentartekst"><text:span text:style-name="T47">Kongruens: Flertal ”other people” were…</text:span></text:p></office:annotation>was</text:span><text:span text:style-name="T48"><office:annotation-end office:name="7"/></text:span><text:span text:style-name="T49"><text:s/>charged for their forbidden sexuality,<text:s/></text:span><text:span text:style-name="T50"><office:annotation office:name="8"><dc:creator>Marianne  Daugaard</dc:creator><dc:date>2022-02-15T19:50:00</dc:date><text:p text:style-name="Kommentartekst"><text:span text:style-name="T51">Kongruens</text:span></text:p></office:annotation>has</text:span><text:span text:style-name="T52"><office:annotation-end office:name="8"/></text:span><text:span text:style-name="T53"><text:s/>yet to be pardoned for their »crimes«, which an ongoing petition aims to change.</text:span></text:p>
      <text:p text:style-name="P54"/>
      <text:p text:style-name="Standard"><text:span text:style-name="T55">Nearly 400.000 people,<text:s/></text:span><text:span text:style-name="T56"><office:annotation office:name="9"><dc:creator>Marianne  Daugaard</dc:creator><dc:date>2022-02-15T19:51:00</dc:date><text:p text:style-name="Kommentartekst"><text:span text:style-name="T57">By Wednesday morning (Ugedage skrives med stort bogstav)</text:span></text:p></office:annotation>wednesday morning</text:span><text:span text:style-name="T58"><office:annotation-end office:name="9"/></text:span><text:span text:style-name="T59">, signed a petition to make the British government pardon all the homosexuals, that were subject to the law revolving around homosexu</text:span><text:span text:style-name="T60">ality, which was invalidated in 2003.</text:span></text:p>
      <text:p text:style-name="P61"/>
      <text:p text:style-name="Standard"><text:span text:style-name="T62">Dit ordforråd er rigtig godt. Vær lidt mere tro over for originalteksten. Dine formuleringer bliver lige lovligt frie nogle steder i forhold til den danske tekst. Læs mine kommentarer i margenen.</text:span><text:span text:style-name="T63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erif SC" svg:font-family="Source Han Serif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SC" svg:font-family="Source Han Sans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erif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mmentarhenvisning" style:display-name="Kommentarhenvisning" style:family="text" style:parent-style-name="Standardskrifttypeiafsnit">
      <style:text-properties fo:font-size="8pt" style:font-size-asian="8pt" style:font-size-complex="8pt"/>
    </style:style>
    <style:style style:name="Kommentartekst" style:display-name="Kommentartekst" style:family="paragraph" style:parent-style-name="Normal">
      <style:text-properties style:font-name-complex="Mangal" fo:font-size="10pt" style:font-size-asian="10pt" style:font-size-complex="9pt" fo:hyphenate="false"/>
    </style:style>
    <style:style style:name="KommentartekstTegn" style:display-name="Kommentartekst Tegn" style:family="text" style:parent-style-name="Standardskrifttypeiafsnit">
      <style:text-properties style:font-name-complex="Mangal" fo:font-size="10pt" style:font-size-asian="10pt" style:font-size-complex="9pt"/>
    </style:style>
    <style:style style:name="Kommentaremne" style:display-name="Kommentaremne" style:family="paragraph" style:parent-style-name="Kommentartekst" style:next-style-name="Kommentartekst">
      <style:text-properties fo:font-weight="bold" style:font-weight-asian="bold" style:font-weight-complex="bold" fo:hyphenate="false"/>
    </style:style>
    <style:style style:name="KommentaremneTegn" style:display-name="Kommentaremne Tegn" style:family="text" style:parent-style-name="KommentartekstTegn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Markeringsbobletekst" style:display-name="Markeringsbobleteks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MarkeringsbobletekstTegn" style:display-name="Markeringsbobletekst Tegn" style:family="text" style:parent-style-name="Standardskrifttypeiafsni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nne  Daugaard</dc:creator>
    <meta:creation-date>2022-02-08T11:37:00Z</meta:creation-date>
    <dc:date>2022-02-15T18:53:00Z</dc:date>
    <meta:template xlink:href="Normal" xlink:type="simple"/>
    <meta:editing-cycles>6</meta:editing-cycles>
    <meta:editing-duration>PT1380S</meta:editing-duration>
    <meta:document-statistic meta:page-count="1" meta:paragraph-count="3" meta:word-count="240" meta:character-count="1705" meta:row-count="12" meta:non-whitespace-character-count="1468"/>
  </office:meta>
</office:document-meta>
</file>